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0.5909in" style:use-optimal-column-width="false"/>
    </style:style>
    <style:style style:name="TableColumn5" style:family="table-column">
      <style:table-column-properties style:column-width="2.6645in" style:use-optimal-column-width="false"/>
    </style:style>
    <style:style style:name="TableColumn6" style:family="table-column">
      <style:table-column-properties style:column-width="0.7416in" style:use-optimal-column-width="false"/>
    </style:style>
    <style:style style:name="TableColumn7" style:family="table-column">
      <style:table-column-properties style:column-width="1.2243in" style:use-optimal-column-width="false"/>
    </style:style>
    <style:style style:name="TableColumn8" style:family="table-column">
      <style:table-column-properties style:column-width="0.8333in" style:use-optimal-column-width="false"/>
    </style:style>
    <style:style style:name="TableColumn9" style:family="table-column">
      <style:table-column-properties style:column-width="0.9375in" style:use-optimal-column-width="false"/>
    </style:style>
    <style:style style:name="TableColumn10" style:family="table-column">
      <style:table-column-properties style:column-width="1.0284in" style:use-optimal-column-width="false"/>
    </style:style>
    <style:style style:name="TableColumn11" style:family="table-column">
      <style:table-column-properties style:column-width="2.0055in" style:use-optimal-column-width="false"/>
    </style:style>
    <style:style style:name="TableColumn12" style:family="table-column">
      <style:table-column-properties style:column-width="0.5854in" style:use-optimal-column-width="false"/>
    </style:style>
    <style:style style:name="Table3" style:family="table">
      <style:table-properties style:width="10.6118in" fo:margin-left="-0.4923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/>
    </style:style>
    <style:style style:name="T16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 fo:text-align="center"/>
    </style:style>
    <style:style style:name="T1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text-align="center"/>
    </style:style>
    <style:style style:name="T2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text-align="center"/>
    </style:style>
    <style:style style:name="T25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 fo:text-align="center"/>
    </style:style>
    <style:style style:name="T2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 fo:text-align="center"/>
    </style:style>
    <style:style style:name="T31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 fo:text-align="center"/>
    </style:style>
    <style:style style:name="T34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widows="0" fo:orphans="0" fo:text-align="center"/>
    </style:style>
    <style:style style:name="T37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text-align="center"/>
    </style:style>
    <style:style style:name="T40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text-align="center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text-align="center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 fo:text-align="center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 fo:text-align="center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text-align="center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text-align="center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/>
    </style:style>
    <style:style style:name="TableCell63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/>
    </style:style>
    <style:style style:name="P65" style:parent-style-name="Standard" style:family="paragraph">
      <style:paragraph-properties fo:widows="0" fo:orphans="0"/>
    </style:style>
    <style:style style:name="TableCell6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 fo:text-align="center"/>
    </style:style>
    <style:style style:name="TableCell6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 fo:text-align="center"/>
    </style:style>
    <style:style style:name="TableCell70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text-align="center"/>
    </style:style>
    <style:style style:name="TableCell7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 fo:text-align="center"/>
    </style:style>
    <style:style style:name="TableCell74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text-align="center"/>
    </style:style>
    <style:style style:name="TableCell7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text-align="center"/>
    </style:style>
    <style:style style:name="TableCell7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widows="0" fo:orphans="0"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/>
    </style:style>
    <style:style style:name="TableCell83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/>
    </style:style>
    <style:style style:name="TableCell85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0" fo:orphans="0" fo:text-align="center"/>
    </style:style>
    <style:style style:name="TableCell87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widows="0" fo:orphans="0" fo:text-align="center"/>
    </style:style>
    <style:style style:name="TableCell89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 fo:text-align="center"/>
    </style:style>
    <style:style style:name="TableCell91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text-align="center"/>
    </style:style>
    <style:style style:name="TableCell93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widows="0" fo:orphans="0" fo:text-align="center"/>
    </style:style>
    <style:style style:name="TableCell95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text-align="center"/>
    </style:style>
    <style:style style:name="TableCell97" style:family="table-cell">
      <style:table-cell-properties fo:border-top="0.0069in solid #000000" fo:border-left="0.0138in solid #000000" fo:border-bottom="none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 fo:text-align="center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 fo:text-align="center"/>
    </style:style>
    <style:style style:name="TableCell10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widows="0" fo:orphans="0" fo:text-align="center"/>
    </style:style>
    <style:style style:name="TableCell1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widows="0" fo:orphans="0" fo:text-align="center"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widows="0" fo:orphans="0" fo:text-align="center"/>
    </style:style>
    <style:style style:name="TableCell1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widows="0" fo:orphans="0" fo:text-align="center"/>
    </style:style>
    <style:style style:name="TableCell1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 fo:text-align="center"/>
    </style:style>
  </office:automatic-styles>
  <office:body>
    <office:text text:use-soft-page-breaks="true">
      <text:p text:style-name="P1">Report de Issue TUDO CELULAR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Nº do Defeito</text:span></text:p>
          </table:table-cell>
          <table:table-cell table:style-name="TableCell17">
            <text:p text:style-name="P18"><text:span text:style-name="T19">Descrição</text:span></text:p>
          </table:table-cell>
          <table:table-cell table:style-name="TableCell20">
            <text:p text:style-name="P21"><text:span text:style-name="T22">ID Casos de teste</text:span></text:p>
          </table:table-cell>
          <table:table-cell table:style-name="TableCell23">
            <text:p text:style-name="P24"><text:span text:style-name="T25">Origem do Defeito</text:span></text:p>
          </table:table-cell>
          <table:table-cell table:style-name="TableCell26">
            <text:p text:style-name="P27"><text:span text:style-name="T28">Prioridade</text:span></text:p>
          </table:table-cell>
          <table:table-cell table:style-name="TableCell29">
            <text:p text:style-name="P30"><text:span text:style-name="T31">Severidade</text:span></text:p>
          </table:table-cell>
          <table:table-cell table:style-name="TableCell32">
            <text:p text:style-name="P33"><text:span text:style-name="T34">Data de abertura</text:span></text:p>
          </table:table-cell>
          <table:table-cell table:style-name="TableCell35">
            <text:p text:style-name="P36"><text:span text:style-name="T37">Status</text:span></text:p>
          </table:table-cell>
          <table:table-cell table:style-name="TableCell38">
            <text:p text:style-name="P39"><text:span text:style-name="T40">Versão</text:span></text:p>
          </table:table-cell>
        </table:table-row>
        <table:table-row table:style-name="TableRow41">
          <table:table-cell table:style-name="TableCell42">
            <text:p text:style-name="P43">1</text:p>
          </table:table-cell>
          <table:table-cell table:style-name="TableCell44">
            <text:p text:style-name="P45">Foram encontrados erros de responsividade do site entre dispositivos de diferentes plataformas fazendo-se necessária a correção dos erros de forma que torne mais eficiente na experiência final com o usuário.</text:p>
          </table:table-cell>
          <table:table-cell table:style-name="TableCell46">
            <text:p text:style-name="P47">CT01</text:p>
          </table:table-cell>
          <table:table-cell table:style-name="TableCell48">
            <text:p text:style-name="P49">Telas de diferentes dispositivos</text:p>
          </table:table-cell>
          <table:table-cell table:style-name="TableCell50">
            <text:p text:style-name="P51">P3</text:p>
          </table:table-cell>
          <table:table-cell table:style-name="TableCell52">
            <text:p text:style-name="P53">Pode ser P4=Baixo</text:p>
          </table:table-cell>
          <table:table-cell table:style-name="TableCell54">
            <text:p text:style-name="P55">03/08/2024</text:p>
          </table:table-cell>
          <table:table-cell table:style-name="TableCell56">
            <text:p text:style-name="P57">Pode ser aberto, em desenvolvimento, em devolvido ou corrigido</text:p>
          </table:table-cell>
          <table:table-cell table:style-name="TableCell58">
            <text:p text:style-name="P59">V 1.0</text:p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Foram encontrados problemas de acessibilidade visual que de acordo com as diretrizes da WCAG do inglês (Web Content Accessibility Guidelines) não estão atendendo aos padrões e perspectivas relacionados a acessibilidade visual, todos os problemas encontrados estão dentro da “Prioridade 2” descrita como duplo AA, <text:s/>faz-se necessário correções para que pessoas que não conseguem enxergar consigam navegar de forma adequada ao site.</text:p>
            <text:p text:style-name="P65"><text:s/></text:p>
          </table:table-cell>
          <table:table-cell table:style-name="TableCell66">
            <text:p text:style-name="P67">CT02</text:p>
          </table:table-cell>
          <table:table-cell table:style-name="TableCell68">
            <text:p text:style-name="P69">Leitores de tela para pessoas com deficiência visual</text:p>
          </table:table-cell>
          <table:table-cell table:style-name="TableCell70">
            <text:p text:style-name="P71">P3</text:p>
          </table:table-cell>
          <table:table-cell table:style-name="TableCell72">
            <text:p text:style-name="P73">Pode ser P4=Baixo</text:p>
          </table:table-cell>
          <table:table-cell table:style-name="TableCell74">
            <text:p text:style-name="P75">03/08/2024</text:p>
          </table:table-cell>
          <table:table-cell table:style-name="TableCell76">
            <text:p text:style-name="P77">Pode ser aberto, em desenvolvimento, em devolvido ou corrigido</text:p>
          </table:table-cell>
          <table:table-cell table:style-name="TableCell78">
            <text:p text:style-name="P79">V 1.0</text:p>
          </table:table-cell>
        </table:table-row>
        <table:table-row table:style-name="TableRow80">
          <table:table-cell table:style-name="TableCell81">
            <text:p text:style-name="P82">3</text:p>
          </table:table-cell>
          <table:table-cell table:style-name="TableCell83">
            <text:p text:style-name="P84">Foram encontrados erros de responsividades em diferentes navegadores. Trazendo dificuldade para usuários que precisam aumentar<text:s/>o zoom<text:s/>do navegador.</text:p>
          </table:table-cell>
          <table:table-cell table:style-name="TableCell85">
            <text:p text:style-name="P86">CT03</text:p>
          </table:table-cell>
          <table:table-cell table:style-name="TableCell87">
            <text:p text:style-name="P88">Zoom dos<text:s/>navegadores<text:s/>não deixa responsivo o site</text:p>
          </table:table-cell>
          <table:table-cell table:style-name="TableCell89">
            <text:p text:style-name="P90">P3</text:p>
          </table:table-cell>
          <table:table-cell table:style-name="TableCell91">
            <text:p text:style-name="P92">Poder ser<text:s/></text:p>
          </table:table-cell>
          <table:table-cell table:style-name="TableCell93">
            <text:p text:style-name="P94"/>
          </table:table-cell>
          <table:table-cell table:style-name="TableCell95">
            <text:p text:style-name="P96">Pode ser aberto, em desevolvimento,<text:s/>em devolvido ou corrigido</text:p>
          </table:table-cell>
          <table:table-cell table:style-name="TableCell97">
            <text:p text:style-name="P98">V.10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OSTA Rafael (Consulting For Edenred)</dc:creator>
    <meta:creation-date>2023-03-17T16:25:00Z</meta:creation-date>
    <dc:date>2024-08-03T18:05:00Z</dc:date>
    <meta:template xlink:href="Normal" xlink:type="simple"/>
    <meta:editing-cycles>3</meta:editing-cycles>
    <meta:editing-duration>PT2040S</meta:editing-duration>
    <meta:document-statistic meta:page-count="2" meta:paragraph-count="2" meta:word-count="216" meta:character-count="1384" meta:row-count="9" meta:non-whitespace-character-count="1170"/>
  </office:meta>
</office:document-meta>
</file>